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weight="bold" officeooo:rsid="001fb94d" style:font-weight-asian="bold" style:font-weight-complex="bold"/>
    </style:style>
    <style:style style:name="P2" style:family="paragraph" style:parent-style-name="Standard">
      <style:text-properties style:font-name="Calibri" fo:font-weight="bold" officeooo:rsid="001fb94d" officeooo:paragraph-rsid="001fb94d" style:font-weight-asian="bold" style:font-weight-complex="bold"/>
    </style:style>
    <style:style style:name="P3" style:family="paragraph" style:parent-style-name="Standard">
      <style:text-properties style:font-name="Calibri" fo:font-weight="bold" officeooo:rsid="001fb94d" officeooo:paragraph-rsid="00235faf" style:font-weight-asian="bold" style:font-weight-complex="bold"/>
    </style:style>
    <style:style style:name="P4" style:family="paragraph" style:parent-style-name="Standard">
      <style:text-properties style:font-name="Calibri" fo:font-weight="bold" officeooo:rsid="001fb94d" officeooo:paragraph-rsid="0027e62b" style:font-weight-asian="bold" style:font-weight-complex="bold"/>
    </style:style>
    <style:style style:name="P5" style:family="paragraph" style:parent-style-name="Standard">
      <style:text-properties style:font-name="Calibri" fo:font-weight="bold" officeooo:rsid="001fd0a8" officeooo:paragraph-rsid="00235faf" style:font-weight-asian="bold" style:font-weight-complex="bold"/>
    </style:style>
    <style:style style:name="P6" style:family="paragraph" style:parent-style-name="Standard">
      <style:text-properties style:font-name="Calibri" fo:font-weight="bold" officeooo:rsid="002ac006" officeooo:paragraph-rsid="002c1ba2" style:font-weight-asian="bold" style:font-weight-complex="bold"/>
    </style:style>
    <style:style style:name="P7" style:family="paragraph" style:parent-style-name="Standard">
      <style:text-properties style:font-name="Calibri" fo:font-weight="bold" officeooo:rsid="002c1ba2" officeooo:paragraph-rsid="002c1ba2" style:font-weight-asian="bold" style:font-weight-complex="bold"/>
    </style:style>
    <style:style style:name="P8" style:family="paragraph" style:parent-style-name="Standard">
      <style:text-properties style:font-name="Calibri" fo:font-weight="bold" officeooo:rsid="002fc449" officeooo:paragraph-rsid="002fc449" style:font-weight-asian="bold" style:font-weight-complex="bold"/>
    </style:style>
    <style:style style:name="P9" style:family="paragraph" style:parent-style-name="Standard">
      <style:text-properties style:font-name="Calibri" fo:font-weight="bold" officeooo:rsid="0030ef3b" officeooo:paragraph-rsid="0030ef3b" style:font-weight-asian="bold" style:font-weight-complex="bold"/>
    </style:style>
    <style:style style:name="P10" style:family="paragraph" style:parent-style-name="Standard">
      <style:text-properties style:font-name="Calibri" fo:font-weight="bold" officeooo:rsid="00324394" officeooo:paragraph-rsid="00324394" style:font-weight-asian="bold" style:font-weight-complex="bold"/>
    </style:style>
    <style:style style:name="P11" style:family="paragraph" style:parent-style-name="Standard">
      <style:text-properties style:font-name="Calibri" fo:font-weight="bold" officeooo:rsid="003360fc" officeooo:paragraph-rsid="003532a9" style:font-weight-asian="bold" style:font-weight-complex="bold"/>
    </style:style>
    <style:style style:name="P12" style:family="paragraph" style:parent-style-name="Standard">
      <style:text-properties style:font-name="Calibri" fo:font-weight="bold" officeooo:rsid="003360fc" officeooo:paragraph-rsid="003360fc" style:font-weight-asian="bold" style:font-weight-complex="bold"/>
    </style:style>
    <style:style style:name="P13" style:family="paragraph" style:parent-style-name="Standard">
      <style:text-properties style:font-name="Calibri" fo:font-weight="bold" officeooo:rsid="003532a9" officeooo:paragraph-rsid="003532a9" style:font-weight-asian="bold" style:font-weight-complex="bold"/>
    </style:style>
    <style:style style:name="P14" style:family="paragraph" style:parent-style-name="Standard">
      <style:text-properties style:font-name="Calibri" fo:font-weight="normal" officeooo:rsid="001fb94d" style:font-weight-asian="normal" style:font-weight-complex="normal"/>
    </style:style>
    <style:style style:name="P15" style:family="paragraph" style:parent-style-name="Standard">
      <style:text-properties style:font-name="Calibri" fo:font-weight="normal" officeooo:rsid="001fb94d" officeooo:paragraph-rsid="001fb94d" style:font-weight-asian="normal" style:font-weight-complex="normal"/>
    </style:style>
    <style:style style:name="P16" style:family="paragraph" style:parent-style-name="Standard">
      <style:text-properties style:font-name="Calibri" fo:font-weight="normal" officeooo:rsid="001fb94d" officeooo:paragraph-rsid="0027e62b" style:font-weight-asian="normal" style:font-weight-complex="normal"/>
    </style:style>
    <style:style style:name="P17" style:family="paragraph" style:parent-style-name="Standard">
      <style:text-properties style:font-name="Calibri" fo:font-weight="normal" officeooo:rsid="00235faf" officeooo:paragraph-rsid="00235faf" style:font-weight-asian="normal" style:font-weight-complex="normal"/>
    </style:style>
    <style:style style:name="P18" style:family="paragraph" style:parent-style-name="Standard">
      <style:text-properties style:font-name="Calibri" fo:font-weight="normal" officeooo:rsid="0029458e" officeooo:paragraph-rsid="0029458e" style:font-weight-asian="normal" style:font-weight-complex="normal"/>
    </style:style>
    <style:style style:name="P19" style:family="paragraph" style:parent-style-name="Standard">
      <style:text-properties style:font-name="Calibri" fo:font-weight="normal" officeooo:rsid="0029458e" officeooo:paragraph-rsid="002c1ba2" style:font-weight-asian="normal" style:font-weight-complex="normal"/>
    </style:style>
    <style:style style:name="P20" style:family="paragraph" style:parent-style-name="Standard">
      <style:text-properties style:font-name="Calibri" fo:font-weight="normal" officeooo:rsid="002dae97" officeooo:paragraph-rsid="002dae97" style:font-weight-asian="normal" style:font-weight-complex="normal"/>
    </style:style>
    <style:style style:name="P21" style:family="paragraph" style:parent-style-name="Standard">
      <style:text-properties style:font-name="Calibri" officeooo:rsid="00385bd1" officeooo:paragraph-rsid="00385bd1"/>
    </style:style>
    <style:style style:name="P22" style:family="paragraph" style:parent-style-name="Standard">
      <style:text-properties style:font-name="Calibri" officeooo:paragraph-rsid="003360fc"/>
    </style:style>
    <style:style style:name="P23" style:family="paragraph" style:parent-style-name="Standard">
      <style:text-properties officeooo:rsid="002c1ba2" officeooo:paragraph-rsid="002c1ba2"/>
    </style:style>
    <style:style style:name="P24" style:family="paragraph" style:parent-style-name="Standard">
      <style:text-properties officeooo:paragraph-rsid="002c1ba2"/>
    </style:style>
    <style:style style:name="P25" style:family="paragraph" style:parent-style-name="Standard">
      <style:text-properties style:font-name="Calibri" fo:font-weight="normal" officeooo:rsid="002ac006" officeooo:paragraph-rsid="001fb94d" style:font-weight-asian="normal" style:font-weight-complex="normal"/>
    </style:style>
    <style:style style:name="P26" style:family="paragraph" style:parent-style-name="Standard">
      <style:text-properties style:font-name="Calibri" fo:font-weight="normal" officeooo:rsid="002ac006" officeooo:paragraph-rsid="002c1ba2" style:font-weight-asian="normal" style:font-weight-complex="normal"/>
    </style:style>
    <style:style style:name="P27" style:family="paragraph" style:parent-style-name="Standard">
      <style:text-properties style:font-name="Calibri" fo:font-weight="normal" officeooo:rsid="00262364" officeooo:paragraph-rsid="001fb94d" style:font-weight-asian="normal" style:font-weight-complex="normal"/>
    </style:style>
    <style:style style:name="P28" style:family="paragraph" style:parent-style-name="Standard">
      <style:text-properties style:font-name="Calibri" fo:font-weight="normal" officeooo:rsid="002f5d28" officeooo:paragraph-rsid="0027e62b" style:font-weight-asian="normal" style:font-weight-complex="normal"/>
    </style:style>
    <style:style style:name="P29" style:family="paragraph" style:parent-style-name="Standard">
      <style:text-properties style:font-name="Calibri" fo:font-weight="normal" officeooo:rsid="003b5498" officeooo:paragraph-rsid="003b5498" style:font-weight-asian="normal" style:font-weight-complex="normal"/>
    </style:style>
    <style:style style:name="P30" style:family="paragraph" style:parent-style-name="Standard">
      <style:text-properties style:font-name="Calibri" fo:font-weight="normal" officeooo:rsid="003b54ea" officeooo:paragraph-rsid="003b54ea" style:font-weight-asian="normal" style:font-weight-complex="normal"/>
    </style:style>
    <style:style style:name="P31" style:family="paragraph" style:parent-style-name="Standard">
      <style:text-properties style:font-name="Calibri" fo:font-size="12pt" officeooo:paragraph-rsid="003b5498" style:font-size-asian="12pt" style:font-size-complex="12pt"/>
    </style:style>
    <style:style style:name="P32" style:family="paragraph" style:parent-style-name="Standard">
      <style:text-properties style:font-name="Calibri" fo:font-size="12pt" fo:font-weight="normal" officeooo:paragraph-rsid="003b5498" style:font-size-asian="12pt" style:font-weight-asian="normal" style:font-size-complex="12pt" style:font-weight-complex="normal"/>
    </style:style>
    <style:style style:name="P33" style:family="paragraph" style:parent-style-name="Standard">
      <style:text-properties style:font-name="Calibri" fo:font-size="12pt" fo:font-weight="normal" officeooo:rsid="001fb94d" officeooo:paragraph-rsid="003b5498" style:font-size-asian="12pt" style:font-weight-asian="normal" style:font-size-complex="12pt" style:font-weight-complex="normal"/>
    </style:style>
    <style:style style:name="P34" style:family="paragraph" style:parent-style-name="Standard">
      <style:text-properties style:font-name="Calibri" fo:font-size="12pt" fo:font-weight="normal" officeooo:rsid="003b5498" officeooo:paragraph-rsid="003b5498" style:font-size-asian="12pt" style:font-weight-asian="normal" style:font-size-complex="12pt" style:font-weight-complex="normal"/>
    </style:style>
    <style:style style:name="P35" style:family="paragraph" style:parent-style-name="Standard">
      <style:text-properties style:font-name="Calibri" fo:font-size="12pt" officeooo:paragraph-rsid="003b5498"/>
    </style:style>
    <style:style style:name="P36" style:family="paragraph" style:parent-style-name="Standard">
      <style:text-properties style:font-name="Calibri" officeooo:paragraph-rsid="0030ef3b"/>
    </style:style>
    <style:style style:name="P37" style:family="paragraph" style:parent-style-name="Standard">
      <style:text-properties style:font-name="Calibri" fo:font-weight="bold" officeooo:rsid="001fb94d" officeooo:paragraph-rsid="002c1ba2" style:font-weight-asian="bold" style:font-weight-complex="bold"/>
    </style:style>
    <style:style style:name="P38" style:family="paragraph" style:parent-style-name="Standard">
      <style:text-properties style:font-name="Calibri" fo:font-weight="bold" officeooo:rsid="001fb94d" officeooo:paragraph-rsid="0027e62b" style:font-weight-asian="bold" style:font-weight-complex="bold"/>
    </style:style>
    <style:style style:name="P39" style:family="paragraph" style:parent-style-name="Standard">
      <style:text-properties style:font-name="Calibri" fo:font-weight="bold" officeooo:rsid="001fb94d" officeooo:paragraph-rsid="00235faf" style:font-weight-asian="bold" style:font-weight-complex="bold"/>
    </style:style>
    <style:style style:name="P40" style:family="paragraph" style:parent-style-name="Standard">
      <style:text-properties style:font-name="Calibri" fo:font-weight="bold" officeooo:rsid="001fb94d" officeooo:paragraph-rsid="004072a7" style:font-weight-asian="bold" style:font-weight-complex="bold"/>
    </style:style>
    <style:style style:name="P41" style:family="paragraph" style:parent-style-name="Standard">
      <style:text-properties style:font-name="Calibri" officeooo:paragraph-rsid="003b5498"/>
    </style:style>
    <style:style style:name="P42" style:family="paragraph" style:parent-style-name="Standard">
      <style:text-properties style:font-name="Calibri" officeooo:paragraph-rsid="003b54ea"/>
    </style:style>
    <style:style style:name="P43" style:family="paragraph" style:parent-style-name="Standard">
      <style:text-properties officeooo:paragraph-rsid="002c1ba2"/>
    </style:style>
    <style:style style:name="P44" style:family="paragraph" style:parent-style-name="Standard">
      <style:text-properties officeooo:rsid="003b5498" officeooo:paragraph-rsid="003b5498"/>
    </style:style>
    <style:style style:name="P45" style:family="paragraph" style:parent-style-name="Text_20_body">
      <style:text-properties style:font-name="Calibri" fo:font-size="12pt" officeooo:paragraph-rsid="003ea245" style:font-size-asian="12pt" style:font-size-complex="12pt"/>
    </style:style>
    <style:style style:name="P46" style:family="paragraph" style:parent-style-name="Text_20_body">
      <style:text-properties officeooo:paragraph-rsid="003d1073"/>
    </style:style>
    <style:style style:name="P47" style:family="paragraph" style:parent-style-name="Text_20_body" style:list-style-name="L4">
      <style:paragraph-properties fo:margin-top="0cm" fo:margin-bottom="0cm" loext:contextual-spacing="false"/>
      <style:text-properties style:font-name="Calibri"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235faf" style:font-weight-asian="normal" style:font-weight-complex="normal"/>
    </style:style>
    <style:style style:name="T3" style:family="text">
      <style:text-properties fo:font-weight="normal" officeooo:rsid="00262364" style:font-weight-asian="normal" style:font-weight-complex="normal"/>
    </style:style>
    <style:style style:name="T4" style:family="text">
      <style:text-properties fo:font-weight="normal" officeooo:rsid="00264058" style:font-weight-asian="normal" style:font-weight-complex="normal"/>
    </style:style>
    <style:style style:name="T5" style:family="text">
      <style:text-properties fo:font-weight="normal" officeooo:rsid="002ac006" style:font-weight-asian="normal" style:font-weight-complex="normal"/>
    </style:style>
    <style:style style:name="T6" style:family="text">
      <style:text-properties fo:font-weight="normal" officeooo:rsid="002c1ba2" style:font-weight-asian="normal" style:font-weight-complex="normal"/>
    </style:style>
    <style:style style:name="T7" style:family="text">
      <style:text-properties fo:font-weight="normal" officeooo:rsid="002f5d28" style:font-weight-asian="normal" style:font-weight-complex="normal"/>
    </style:style>
    <style:style style:name="T8" style:family="text">
      <style:text-properties fo:font-weight="normal" officeooo:rsid="003360fc" style:font-weight-asian="normal" style:font-weight-complex="normal"/>
    </style:style>
    <style:style style:name="T9" style:family="text">
      <style:text-properties fo:font-weight="normal" officeooo:rsid="003532a9" style:font-weight-asian="normal" style:font-weight-complex="normal"/>
    </style:style>
    <style:style style:name="T10" style:family="text">
      <style:text-properties fo:font-weight="normal" officeooo:rsid="00385bd1" style:font-weight-asian="normal" style:font-weight-complex="normal"/>
    </style:style>
    <style:style style:name="T11" style:family="text">
      <style:text-properties fo:font-weight="normal" style:font-size-asian="12pt" style:font-weight-asian="normal" style:font-size-complex="12pt" style:font-weight-complex="normal"/>
    </style:style>
    <style:style style:name="T12" style:family="text">
      <style:text-properties fo:font-weight="bold" style:font-weight-asian="bold" style:font-weight-complex="bold"/>
    </style:style>
    <style:style style:name="T13" style:family="text">
      <style:text-properties fo:font-weight="bold" officeooo:rsid="002ac006" style:font-weight-asian="bold" style:font-weight-complex="bold"/>
    </style:style>
    <style:style style:name="T14" style:family="text">
      <style:text-properties officeooo:rsid="00262364"/>
    </style:style>
    <style:style style:name="T15" style:family="text">
      <style:text-properties officeooo:rsid="002c1ba2"/>
    </style:style>
    <style:style style:name="T16" style:family="text">
      <style:text-properties style:font-name="Calibri" fo:font-weight="normal" style:font-weight-asian="normal" style:font-weight-complex="normal"/>
    </style:style>
    <style:style style:name="T17" style:family="text">
      <style:text-properties style:font-name="Calibri" fo:font-weight="normal" officeooo:rsid="002ac006" style:font-weight-asian="normal" style:font-weight-complex="normal"/>
    </style:style>
    <style:style style:name="T18" style:family="text">
      <style:text-properties style:font-name="Calibri" fo:font-weight="normal" officeooo:rsid="002c1ba2" style:font-weight-asian="normal" style:font-weight-complex="normal"/>
    </style:style>
    <style:style style:name="T19" style:family="text">
      <style:text-properties style:font-name="Calibri" fo:font-weight="normal" officeooo:rsid="002dae97" style:font-weight-asian="normal" style:font-weight-complex="normal"/>
    </style:style>
    <style:style style:name="T20" style:family="text">
      <style:text-properties style:font-name="Calibri" fo:font-weight="normal" officeooo:rsid="003b5498" style:font-weight-asian="normal" style:font-weight-complex="normal"/>
    </style:style>
    <style:style style:name="T21" style:family="text">
      <style:text-properties style:font-name="Calibri" fo:font-size="12pt" style:font-size-asian="12pt" style:font-size-complex="12pt"/>
    </style:style>
    <style:style style:name="T22" style:family="text">
      <style:text-properties style:font-name="Calibri" fo:font-size="12pt" officeooo:rsid="003d1073" style:font-size-asian="12pt" style:font-size-complex="12pt"/>
    </style:style>
    <style:style style:name="T23" style:family="text">
      <style:text-properties style:font-name="Calibri" fo:font-size="12pt" fo:font-style="normal" style:font-size-asian="12pt" style:font-style-asian="normal" style:font-size-complex="12pt" style:font-style-complex="normal"/>
    </style:style>
    <style:style style:name="T24" style:family="text">
      <style:text-properties style:font-name="Calibri" fo:font-size="12pt" fo:font-style="normal" officeooo:rsid="003d1073" style:font-size-asian="12pt" style:font-style-asian="normal" style:font-size-complex="12pt" style:font-style-complex="normal"/>
    </style:style>
    <style:style style:name="T25" style:family="text">
      <style:text-properties style:font-name="Calibri" officeooo:rsid="003532a9"/>
    </style:style>
    <style:style style:name="T26" style:family="text">
      <style:text-properties style:font-name="Calibri" officeooo:rsid="003998de"/>
    </style:style>
    <style:style style:name="T27" style:family="text">
      <style:text-properties fo:font-size="12pt" style:font-size-asian="12pt" style:font-size-complex="12pt"/>
    </style:style>
    <style:style style:name="T28" style:family="text">
      <style:text-properties fo:font-size="12pt" officeooo:rsid="002dae97" style:font-size-asian="12pt" style:font-size-complex="12pt"/>
    </style:style>
    <style:style style:name="T29" style:family="text">
      <style:text-properties fo:font-size="12pt" officeooo:rsid="0030ef3b" style:font-size-asian="12pt" style:font-size-complex="12pt"/>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font-weight="normal" officeooo:rsid="003b54ea" style:font-size-asian="12pt" style:font-weight-asian="normal" style:font-size-complex="12pt" style:font-weight-complex="normal"/>
    </style:style>
    <style:style style:name="T32" style:family="text">
      <style:text-properties fo:font-size="12pt" fo:font-weight="normal" officeooo:rsid="004072a7" style:font-size-asian="12pt" style:font-weight-asian="normal" style:font-size-complex="12pt" style:font-weight-complex="normal"/>
    </style:style>
    <style:style style:name="T33" style:family="text">
      <style:text-properties officeooo:rsid="002f5d28"/>
    </style:style>
    <style:style style:name="T34" style:family="text">
      <style:text-properties officeooo:rsid="0030ef3b"/>
    </style:style>
    <style:style style:name="T35" style:family="text">
      <style:text-properties style:font-size-asian="12pt" style:font-size-complex="12pt"/>
    </style:style>
    <style:style style:name="T36" style:family="text">
      <style:text-properties officeooo:rsid="003b5498"/>
    </style:style>
    <style:style style:name="T37" style:family="text">
      <style:text-properties officeooo:rsid="003d1073"/>
    </style:style>
    <style:style style:name="T38" style:family="text">
      <style:text-properties fo:font-style="normal" officeooo:rsid="003d1073" style:font-style-asian="normal" style:font-style-complex="normal"/>
    </style:style>
    <style:style style:name="T39" style:family="text">
      <style:text-properties officeooo:rsid="004072a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ossar</text:p>
      <text:p text:style-name="P1"/>
      <text:p text:style-name="P1"/>
      <text:p text:style-name="P2">Begriff: <text:span text:style-name="T5">Software Qualität</text:span></text:p>
      <text:p text:style-name="P15"/>
      <text:p text:style-name="P37">Bedeutung: </text:p>
      <text:p text:style-name="P32">Qualität bezieht sich auf Produkte und Prozesse. <text:span text:style-name="T36">Somit wird Produktqualität und Prozessqualität unterschieden.</text:span></text:p>
      <text:p text:style-name="P33">Softwarequalität ist die Gesamtheit von Merkmalen und Merkmalswerten (Kenngrößen), die die festgelegten Anforderungen <text:span text:style-name="T36">eines Software-Produktes </text:span>erfüllen. <text:span text:style-name="T36">Sie beziehen sich auf die auf dessen Eignung, festgelegte oder vorausgesetzte Erfordernisse zu erfüllen (nach ISO/IEC 9126).</text:span></text:p>
      <text:p text:style-name="P24"><text:span text:style-name="T17">Qualitätsmerkmale von Software sind nach ISO/IEC 9126 Funktionalität, Zuverlässigkeit, Benutzbarkeit, Effizienz, Wartbarkeit/</text:span><text:span text:style-name="T20">Wartungsfreundlichkeit</text:span><text:span text:style-name="T17"> und Portabilität/</text:span><text:span text:style-name="T20">Übertragbarkeit</text:span><text:span text:style-name="T17">.</text:span></text:p>
      <text:p text:style-name="P44"><text:span text:style-name="T17">D</text:span><text:span text:style-name="T16">iese Merkmale bestimmen den Grad der Eignung des Software-Produktes für einen bestimmten Verwendungszweck.</text:span></text:p>
      <text:p text:style-name="P41"><text:span text:style-name="T28">Korrelation von Merkmalen: E</text:span><text:span text:style-name="T27">s gibt einen Widerspruch zwischen hohen Anforderungen bezüglich der Effizienz und einer guten Wartbarkeit bzw. Übertragbarkeit. Funktionale Korrektheit verbessert automatisch die Zuverlässigkeit und Wartbarkeit. </text:span><text:span text:style-name="T28">E</text:span><text:span text:style-name="T27">ine gute Bedienbarkeit beeinflusst kein weiteres </text:span></text:p>
      <text:p text:style-name="P31"><text:span text:style-name="T17">Qualitätsmerkmal negativ.</text:span></text:p>
      <text:p text:style-name="P23"><text:span text:style-name="T17">E</text:span><text:span text:style-name="T16">ine allgemeine Definition ist für die praktische Anwendung nicht ausreichend. </text:span></text:p>
      <text:p text:style-name="P24"><text:span text:style-name="T18">Durch </text:span><text:span text:style-name="T19">ein</text:span><text:span text:style-name="T18"> Qualitätsmodell werden Merkmale auf der obersten Abstraktionsebene durch Teilmerkmale verfeinert. </text:span><text:span text:style-name="T16">Die Teilmerkmale werden durch Qualitätsindizes bzw. -maße mess- und bewertbar gemacht.</text:span></text:p>
      <text:p text:style-name="P26"/>
      <text:p text:style-name="P19"><text:span text:style-name="T13">Abgrenzung:</text:span><text:span text:style-name="T5"> </text:span><text:span text:style-name="T15">Qualitätsmanagement, Qualitätssicherung</text:span></text:p>
      <text:p text:style-name="P25"/>
      <text:p text:style-name="P2">Unklarheiten:<text:span text:style-name="T1"> -</text:span></text:p>
      <text:p text:style-name="P2"/>
      <text:p text:style-name="P2">Querverweis: -</text:p>
      <text:p text:style-name="P27"/>
      <text:p text:style-name="P6"><text:span text:style-name="T14">Q</text:span>uellen: </text:p>
      <text:p text:style-name="P6"><text:span text:style-name="T6">1. </text:span><text:a xlink:type="simple" xlink:href="https://www.uni-marburg.de/fb12/swt/lehre/files/est1415/EST150120.pdf" text:style-name="Internet_20_link" text:visited-style-name="Visited_20_Internet_20_Link"><text:span text:style-name="T6">https://www.uni-marburg.de/fb12/swt/lehre/files/est1415/EST150120.pdf</text:span></text:a><text:span text:style-name="T6"> 03.04.2016 20:00</text:span></text:p>
      <text:p text:style-name="P7"><text:span text:style-name="T1">2. </text:span><text:a xlink:type="simple" xlink:href="http://www.enzyklopaedie-der-wirtschaftsinformatik.de/lexikon/is-management/Systementwicklung/Management-der-Systementwicklung/Software-Qualitatsmanagement/Qualitatsmerkmale-von-Software/index.html" text:style-name="Internet_20_link" text:visited-style-name="Visited_20_Internet_20_Link"><text:span text:style-name="T1">http://www.enzyklopaedie-der-wirtschaftsinformatik.de/lexikon/is-management/Systementwicklung/Management-der-Systementwicklung/Software-Qualitatsmanagement/Qualitatsmerkmale-von-Software/index.html</text:span></text:a><text:span text:style-name="T1"> 03.04.2016 20:13</text:span></text:p>
      <text:p text:style-name="P20">3. Softwarequalitätsmodelle, Clara Lange, Technische Universität München Fakultät für Informatik, Boltzmannstraße 3 85748 Garching-Forschungszentrum <text:a xlink:type="simple" xlink:href="mailto:langecl@in.tum.de" text:style-name="Internet_20_link" text:visited-style-name="Visited_20_Internet_20_Link">langecl@in.tum.de</text:a></text:p>
      <text:p text:style-name="P20">4. <text:a xlink:type="simple" xlink:href="https://www.tu-ilmenau.de/fileadmin/media/sspi/Lehre/Vorlesungen/SQS/VL_Scripte/SQS_1praes.pdf" text:style-name="Internet_20_link" text:visited-style-name="Visited_20_Internet_20_Link">https://www.tu-ilmenau.de/fileadmin/media/sspi/Lehre/Vorlesungen/SQS/VL_Scripte/SQS_1praes.pdf</text:a> 03.04.2016 20:25</text:p>
      <text:p text:style-name="P14"/>
      <text:p text:style-name="P4">Begriff: <text:span text:style-name="T7">Unittest</text:span></text:p>
      <text:p text:style-name="P28"/>
      <text:p text:style-name="P8"><text:span text:style-name="T33">S</text:span>ynonym: <text:span text:style-name="T1">Modultest</text:span></text:p>
      <text:p text:style-name="P16"/>
      <text:p text:style-name="P4">Bedeutung: </text:p>
      <text:p text:style-name="P29">Das Ziel von Unit-Tests ist das Finden von Fehlern, nicht das Nachweisen von Korrektheit. </text:p>
      <text:p text:style-name="P30">Die Anwendung wird in die kleinsten testbaren Software-Einheiten aufgeteilt und unabhängig von der restlichen Software auf ihre Funktionalität getestet. Jede Einheit wird separat getestet, bevor <text:soft-page-break/>die Module integriert werden und ihre Schnittstellen getestet werden. Die Abhängigkeit zu anderen Komponenten wird nicht geprüft. <text:span text:style-name="T27">Ein Unit-Test testet einen einzelnen Aspekt einer Komponente. Ein guter Unit-Test besteht nur aus einem Aufruf. </text:span></text:p>
      <text:p text:style-name="P29">Es ist ein Test, welcher sich auf Komponenten eines Systems bezieht. Diese Komponenten können <text:s/><text:span text:style-name="T27">Methode, Klasse, Subsystem </text:span><text:span text:style-name="T29">oder</text:span><text:span text:style-name="T27"> das Gesamtsystem sein. </text:span><text:span text:style-name="T29">M</text:span><text:span text:style-name="T27">eistens: Klasse (CUT) bzw. Objekt (OUT) oder Software (SUT).</text:span></text:p>
      <text:p text:style-name="P30"><text:span text:style-name="T27">Auf den Testling werden definierte Eingabewerte angewendet, die Ergebnisse werden mit den Erwartungswerten verglichen.</text:span></text:p>
      <text:p text:style-name="P35"><text:span text:style-name="T11">Eigenschaften: </text:span><text:span text:style-name="T35">wiederholt und automatisiert ausführbar, häufiges Wiederholen möglich, der Test läuft schnell durch, ist unabhängig von anderen Tests, kann immer wieder unter denselben Bedingungen ausgeführt werden, einfach zu implementieren, kompliziertes Setup weißt auf Integrationstests hin, dienen der Beschreibung von Funktionalität, demonstrieren Benutzung und erwartetes Verhalten, sollte nicht öfter geändert werden als der </text:span></text:p>
      <text:p text:style-name="P34">getestete Code, auch für andere Entwickler zugänglich.</text:p>
      <text:p text:style-name="P42"><text:span text:style-name="T31">Die Automatisierung des Testprozesses wird ermöglicht. Schwierigkeiten beim Entdecken von Fehlern in komplexeren Teilen der Anwendung werden reduziert. Die Testabdeckung wird häufig verbessert, da der Fokus beim Testen auf jeder einzelnen Einheit liegt. </text:span></text:p>
      <text:p text:style-name="P36"/>
      <text:p text:style-name="P18"><text:span text:style-name="T12">Abgrenzung:</text:span> <text:span text:style-name="T34">Integrationstest</text:span></text:p>
      <text:p text:style-name="P18"/>
      <text:p text:style-name="P4">Unklarheiten:<text:span text:style-name="T1"> -</text:span></text:p>
      <text:p text:style-name="P16"/>
      <text:p text:style-name="P4">Querverweis: <text:span text:style-name="T3">-</text:span></text:p>
      <text:p text:style-name="P1"/>
      <text:p text:style-name="P8">Quellen: </text:p>
      <text:p text:style-name="P8"><text:span text:style-name="T1">1. </text:span><text:a xlink:type="simple" xlink:href="https://www2.informatik.hu-berlin.de/swt/lehre/MTI/seminars/PR_MTI_1112/resources/restricted/speeches/Unit%20Testing,%20SUnit%20and%20You.pdf" text:style-name="Internet_20_link" text:visited-style-name="Visited_20_Internet_20_Link"><text:span text:style-name="T1">https://www2.informatik.hu-berlin.de/swt/lehre/MTI/seminars/PR_MTI_1112/resources/restricted/speeches/Unit%20Testing,%20SUnit%20and%20You.pdf</text:span></text:a><text:span text:style-name="T1"> 03.03.2016. 20:34</text:span></text:p>
      <text:p text:style-name="P9"><text:span text:style-name="T1">2. </text:span><text:a xlink:type="simple" xlink:href="https://msdn.microsoft.com/en-us/library/aa292197%28v=vs.71%29.aspx" text:style-name="Internet_20_link" text:visited-style-name="Visited_20_Internet_20_Link"><text:span text:style-name="T1">https://msdn.microsoft.com/en-us/library/aa292197%28v=vs.71%29.aspx</text:span></text:a><text:span text:style-name="T1"> 03.04.2016 20:44</text:span></text:p>
      <text:p text:style-name="P10"><text:span text:style-name="T1">3. </text:span><text:a xlink:type="simple" xlink:href="http://www.informatik-aktuell.de/entwicklung/methoden/gute-unit-tests-und-testgetriebene-entwicklung-tdd.html" text:style-name="Internet_20_link" text:visited-style-name="Visited_20_Internet_20_Link"><text:span text:style-name="T1">http://www.informatik-aktuell.de/entwicklung/methoden/gute-unit-tests-und-testgetriebene-entwicklung-tdd.html</text:span></text:a><text:span text:style-name="T1"> 03.04.2016 20:49</text:span></text:p>
      <text:p text:style-name="P14"/>
      <text:p text:style-name="P3">Begriff: <text:span text:style-name="T8">Stress-Test</text:span></text:p>
      <text:p text:style-name="P17"/>
      <text:p text:style-name="P3">Bedeutung: </text:p>
      <text:p text:style-name="P40"><text:span text:style-name="T1">Stresstests sind Tests, die das Verhalten eines Systems unter Ausnahmesituationen prüfen und analysieren. </text:span><text:span text:style-name="T30">Stresstests können Anwendungsprobleme erkennen, die nur unter extremen Bedingungen </text:span><text:span text:style-name="T32">auftreten</text:span><text:span text:style-name="T30">. </text:span><text:span text:style-name="T1">Crashtests sind Stresstests, die versuchen, das System zum </text:span><text:a xlink:type="simple" xlink:href="https://de.wikipedia.org/wiki/Computerabsturz" text:style-name="Internet_20_link" text:visited-style-name="Visited_20_Internet_20_Link"><text:span text:style-name="T1">Absturz</text:span></text:a><text:span text:style-name="T1"> zu bringen. </text:span></text:p>
      <text:p text:style-name="P22">Bei einem Stresstest wird die simulierte Last über das im Normalbetrieb erwartete Maß erhöht, bis funktionale Fehler auftreten oder das Antwortverhalten des getesteten Systems bestimmte Grenzen überschreitet. Hierfür wird oft eine kontinuierlich ansteigende Nutzerzahl simuliert. Stresstests verwendet man beispielsweise zur Ermittlung des Systemverhaltens in und nach Überlastsituationen, zur Ermittlung der maximal akzeptierbaren Last oder zum Finden von Performance-Schwachstellen (Bottlenecks).</text:p>
      <text:p text:style-name="P46"><text:span text:style-name="Emphasis"><text:span text:style-name="T24">Ein Stresstest ist </text:span></text:span><text:span text:style-name="T22">eine Art von Performance – Test, der sich auf Robustheit, Verfügbarkeit und Zuverlässigkeit unter extremen Bedingungen für eine Anwendung konzentriert. Das Ziel der Stresstests ist es Probleme zu erkennen, die nur unter extremen Bedingungen entstehen oder erkennbar werden. Diese Bedingungen können zum Beispiel schwere Lasten, hohe Parallelität oder </text:span><text:soft-page-break/><text:span text:style-name="T22">begrenzte Rechenressourcen sein. <text:s/>Stresstests sind bei der Suche nach Problemen bei Synchronisation und Timing Bugs, Interlock Problemen und Ressourcenverlust Bugs nützlich. </text:span></text:p>
      <text:p text:style-name="P45">Stresstests beinhalten in der Regel die Simulation eines oder mehrerer Schlüssel Produktionsszenarien unter einer Vielzahl von Stressbedingungen.</text:p>
      <text:p text:style-name="P12">Abgrenzung: <text:span text:style-name="T1">Lasttest, Dauerlasttest, Performancetest</text:span></text:p>
      <text:p text:style-name="P17"/>
      <text:p text:style-name="P3">Unklarheiten: <text:span text:style-name="T4">-</text:span></text:p>
      <text:p text:style-name="P3"/>
      <text:p text:style-name="P5">Querverweis: <text:span text:style-name="T2">-</text:span></text:p>
      <text:p text:style-name="P5"/>
      <text:p text:style-name="P11">Quellen: </text:p>
      <text:p text:style-name="P11"><text:span text:style-name="T9">1. </text:span><text:a xlink:type="simple" xlink:href="https://blog.xceptance.com/2009/09/16/begriffe-erklart-lasttest-stresstest/" text:style-name="Internet_20_link" text:visited-style-name="Visited_20_Internet_20_Link"><text:span text:style-name="T1">https://blog.xceptance.com/2009/09/16/begriffe-erklart-lasttest-stresstest/</text:span></text:a><text:span text:style-name="T1"> 03.04.2016 20:58</text:span></text:p>
      <text:p text:style-name="P13"><text:span text:style-name="T4">2. </text:span><text:a xlink:type="simple" xlink:href="https://de.wikipedia.org/wiki/Softwaretest" text:style-name="Internet_20_link" text:visited-style-name="Visited_20_Internet_20_Link"><text:span text:style-name="T1">https://de.wikipedia.org/wiki/Softwaretest</text:span></text:a><text:span text:style-name="T1"> 03.0</text:span><text:span text:style-name="T10">4</text:span><text:span text:style-name="T1">.2016 21.02</text:span></text:p>
      <text:p text:style-name="P21">3. <text:a xlink:type="simple" xlink:href="https://msdn.microsoft.com/en-us/library/bb924374.aspx" text:style-name="Internet_20_link" text:visited-style-name="Visited_20_Internet_20_Link">https://msdn.microsoft.com/en-us/library/bb924374.aspx</text:a> 03.04.2016 21: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0T21:52:12.825000000</meta:creation-date>
    <dc:date>2016-04-04T18:39:20.260000000</dc:date>
    <meta:editing-duration>PT2H24M3S</meta:editing-duration>
    <meta:editing-cycles>31</meta:editing-cycles>
    <meta:generator>LibreOffice/4.4.5.2$Windows_x86 LibreOffice_project/a22f674fd25a3b6f45bdebf25400ed2adff0ff99</meta:generator>
    <meta:document-statistic meta:table-count="0" meta:image-count="0" meta:object-count="0" meta:page-count="3" meta:paragraph-count="49" meta:word-count="618" meta:character-count="5886" meta:non-whitespace-character-count="5300"/>
  </office:meta>
</office:document-meta>
</file>